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00b7" officeooo:paragraph-rsid="001200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out Das and Das router</text:p>
      <text:p text:style-name="P1"/>
      <text:p text:style-name="P1">Das router – pointing the specific DAS</text:p>
      <text:p text:style-name="P1">DAS – pulls data from elastic search</text:p>
      <text:p text:style-name="P1"/>
      <text:p text:style-name="P1">front → cache → if not in cache → goes to DASrouter → DAS → Elastic search</text:p>
      <text:p text:style-name="P1"/>
      <text:p text:style-name="P1">DASrouter → checks client name → client version → Redirect request to specific D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jan Shakya</meta:initial-creator>
    <meta:creation-date>2015-08-25T18:06:01.372333924</meta:creation-date>
    <dc:date>2015-08-25T18:08:08.826754121</dc:date>
    <dc:creator>Sajan Shakya</dc:creator>
    <meta:editing-duration>P0D</meta:editing-duration>
    <meta:editing-cycles>1</meta:editing-cycles>
    <meta:document-statistic meta:table-count="0" meta:image-count="0" meta:object-count="0" meta:page-count="1" meta:paragraph-count="5" meta:word-count="48" meta:character-count="254" meta:non-whitespace-character-count="209"/>
    <meta:generator>LibreOffice/4.2.8.2$Linux_X86_64 LibreOffice_project/420m0$Build-2</meta:generator>
  </office:meta>
</office:document-meta>
</file>